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8000000953E635B8049823EA6.png" manifest:media-type="image/png"/>
  <manifest:file-entry manifest:full-path="Pictures/100002010000017B000000B0E72BB0757D8210D5.png" manifest:media-type="image/png"/>
  <manifest:file-entry manifest:full-path="Pictures/100002010000017C0000006CFB3A0F363EB94CA1.png" manifest:media-type="image/png"/>
  <manifest:file-entry manifest:full-path="Pictures/100002010000014400000090473F73285955B0B8.png" manifest:media-type="image/png"/>
  <manifest:file-entry manifest:full-path="Pictures/100002010000017D000000A0B762A7F3B753C1EE.png" manifest:media-type="image/png"/>
  <manifest:file-entry manifest:full-path="Pictures/100002010000018B00000090825C9A9AE50C4C22.png" manifest:media-type="image/png"/>
  <manifest:file-entry manifest:full-path="Pictures/100002010000010800000091091B8D241D00BA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3.941cm" svg:x="10.554cm" svg:y="3.238cm">
          <draw:image xlink:href="Pictures/1000020100000108000000953E635B8049823EA6.png" xlink:type="simple" xlink:show="embed" xlink:actuate="onLoad" loext:mime-type="image/png">
            <text:p/>
          </draw:image>
        </draw:frame>
        <draw:frame draw:style-name="gr1" draw:text-style-name="P1" draw:layer="layout" svg:width="10.028cm" svg:height="4.656cm" svg:x="15.272cm" svg:y="8.144cm">
          <draw:image xlink:href="Pictures/100002010000017B000000B0E72BB0757D8210D5.png" xlink:type="simple" xlink:show="embed" xlink:actuate="onLoad" loext:mime-type="image/png">
            <text:p/>
          </draw:image>
        </draw:frame>
        <draw:frame draw:style-name="gr1" draw:text-style-name="P1" draw:layer="layout" svg:width="10.054cm" svg:height="2.856cm" svg:x="4.4cm" svg:y="13.444cm">
          <draw:image xlink:href="Pictures/100002010000017C0000006CFB3A0F363EB94CA1.png" xlink:type="simple" xlink:show="embed" xlink:actuate="onLoad" loext:mime-type="image/png">
            <text:p/>
          </draw:image>
        </draw:frame>
        <draw:frame draw:style-name="gr1" draw:text-style-name="P1" draw:layer="layout" svg:width="8.572cm" svg:height="3.809cm" svg:x="18.146cm" svg:y="3.23cm">
          <draw:image xlink:href="Pictures/100002010000014400000090473F73285955B0B8.png" xlink:type="simple" xlink:show="embed" xlink:actuate="onLoad" loext:mime-type="image/png">
            <text:p/>
          </draw:image>
        </draw:frame>
        <draw:frame draw:style-name="gr1" draw:text-style-name="P1" draw:layer="layout" svg:width="10.451cm" svg:height="3.809cm" svg:x="15.2cm" svg:y="13.491cm">
          <draw:image xlink:href="Pictures/100002010000018B00000090825C9A9AE50C4C22.png" xlink:type="simple" xlink:show="embed" xlink:actuate="onLoad" loext:mime-type="image/png">
            <text:p/>
          </draw:image>
        </draw:frame>
        <draw:frame draw:style-name="gr1" draw:text-style-name="P1" draw:layer="layout" svg:width="6.984cm" svg:height="3.835cm" svg:x="2.997cm" svg:y="3.208cm">
          <draw:image xlink:href="Pictures/100002010000010800000091091B8D241D00BA19.png" xlink:type="simple" xlink:show="embed" xlink:actuate="onLoad" loext:mime-type="image/png">
            <text:p/>
          </draw:image>
        </draw:frame>
        <draw:frame draw:style-name="gr1" draw:text-style-name="P1" draw:layer="layout" svg:width="10.081cm" svg:height="4.232cm" svg:x="4.4cm" svg:y="8.168cm">
          <draw:image xlink:href="Pictures/100002010000017D000000A0B762A7F3B753C1E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5T23:22:10.608000000</meta:creation-date>
    <dc:date>2020-01-25T23:27:11.040000000</dc:date>
    <meta:editing-duration>PT5M4S</meta:editing-duration>
    <meta:editing-cycles>1</meta:editing-cycles>
    <meta:document-statistic meta:object-count="7"/>
    <meta:generator>LibreOffice/6.3.3.2$Windows_X86_64 LibreOffice_project/a64200df03143b798afd1ec74a12ab50359878ed</meta:generator>
  </office:meta>
</office:document-meta>
</file>